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aco" svg:font-family="Monaco, 'Lucida Console', monospace"/>
    <style:font-face style:name="Roboto Mono" svg:font-family="'Roboto Mono', ui-monospace, SFMono-Regular, Menlo, Monaco, Consolas, 'Liberation Mono', 'Courier New', monospace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 fo:padding="0.0193in" fo:border="0.06pt solid #e5e7eb"/>
      <style:text-properties officeooo:paragraph-rsid="00165b3c"/>
    </style:style>
    <style:style style:name="P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monospace" fo:font-size="11.25pt" fo:letter-spacing="normal" fo:font-style="normal" fo:font-weight="normal" officeooo:paragraph-rsid="00165b3c"/>
    </style:style>
    <style:style style:name="P3" style:family="paragraph" style:parent-style-name="Standard">
      <style:text-properties officeooo:paragraph-rsid="00184b57"/>
    </style:style>
    <style:style style:name="P4" style:family="paragraph" style:parent-style-name="Standard">
      <style:text-properties fo:font-variant="normal" fo:text-transform="none" fo:color="#000000" style:font-name="Monaco" fo:letter-spacing="normal" fo:font-style="normal" fo:font-weight="normal" officeooo:paragraph-rsid="00184b57" fo:background-color="#f1f1f1" loext:padding="0in" loext:border="none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f2937" style:font-name="Roboto Mono" fo:font-size="12pt" fo:letter-spacing="normal" fo:font-style="normal" fo:font-weight="normal" officeooo:paragraph-rsid="00165b3c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f2937" style:font-name="Roboto Mono" fo:font-size="12pt" fo:letter-spacing="normal" fo:font-style="normal" fo:font-weight="normal" officeooo:rsid="00166acb" officeooo:paragraph-rsid="00166acb"/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f2937" style:font-name="Roboto Mono" fo:font-size="12pt" fo:letter-spacing="normal" fo:font-style="normal" fo:font-weight="normal" officeooo:rsid="00166acb" officeooo:paragraph-rsid="00166acb" style:font-weight-asian="normal" style:font-weight-complex="normal"/>
    </style:style>
    <style:style style:name="P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f2937" style:font-name="Roboto Mono" fo:font-size="12pt" fo:letter-spacing="normal" fo:font-style="normal" fo:font-weight="bold" officeooo:rsid="00166acb" officeooo:paragraph-rsid="00166acb" style:font-weight-asian="bold" style:font-weight-complex="bold"/>
    </style:style>
    <style:style style:name="P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Monaco" fo:font-size="12pt" fo:letter-spacing="normal" fo:font-style="normal" fo:font-weight="normal" officeooo:rsid="00166acb" officeooo:paragraph-rsid="00166acb" fo:background-color="#f1f1f1" style:font-weight-asian="normal" style:font-weight-complex="normal" loext:padding="0in" loext:border="none"/>
    </style:style>
    <style:style style:name="T1" style:family="text">
      <style:text-properties loext:padding="0.0193in" loext:border="0.06pt solid #e5e7eb"/>
    </style:style>
    <style:style style:name="T2" style:family="text">
      <style:text-properties officeooo:rsid="00165b3c" loext:padding="0.0193in" loext:border="0.06pt solid #e5e7eb"/>
    </style:style>
    <style:style style:name="T3" style:family="text">
      <style:text-properties fo:font-weight="bold" officeooo:rsid="00165b3c" style:font-weight-asian="bold" style:font-weight-complex="bold" loext:padding="0.0193in" loext:border="0.06pt solid #e5e7eb"/>
    </style:style>
    <style:style style:name="T4" style:family="text">
      <style:text-properties fo:font-variant="normal" fo:text-transform="none" fo:color="#406040" style:font-name="Monaco" fo:font-size="10.5pt" fo:letter-spacing="normal" fo:font-style="normal" fo:font-weight="normal" loext:padding="0in" loext:border="none"/>
    </style:style>
    <style:style style:name="T5" style:family="text">
      <style:text-properties fo:font-variant="normal" fo:text-transform="none" fo:color="#2060a0" style:font-name="Monaco" fo:font-size="10.5pt" fo:letter-spacing="normal" fo:font-style="normal" fo:font-weight="normal" loext:padding="0in" loext:border="none"/>
    </style:style>
    <style:style style:name="T6" style:family="text">
      <style:text-properties fo:font-variant="normal" fo:text-transform="none" fo:color="#000000" style:font-name="Monaco" fo:font-size="10.5pt" fo:letter-spacing="normal" fo:font-style="normal" fo:font-weight="normal"/>
    </style:style>
    <style:style style:name="T7" style:family="text">
      <style:text-properties fo:font-variant="normal" fo:text-transform="none" fo:color="#000000" style:font-name="Monaco" fo:font-size="10.5pt" fo:letter-spacing="normal" fo:font-style="normal" fo:font-weight="normal" officeooo:rsid="00166acb" style:font-weight-asian="normal" style:font-weight-complex="normal"/>
    </style:style>
    <style:style style:name="T8" style:family="text">
      <style:text-properties fo:font-variant="normal" fo:text-transform="none" fo:color="#000000" style:font-name="Monaco" fo:font-size="10.5pt" fo:letter-spacing="normal" fo:font-style="normal" fo:font-weight="normal" officeooo:rsid="00166acb" fo:background-color="#f1f1f1" loext:char-shading-value="0" style:font-weight-asian="normal" style:font-weight-complex="normal" loext:padding="0in" loext:border="none"/>
    </style:style>
    <style:style style:name="T9" style:family="text">
      <style:text-properties fo:font-variant="normal" fo:text-transform="none" fo:color="#000000" fo:letter-spacing="normal"/>
    </style:style>
    <style:style style:name="T10" style:family="text">
      <style:text-properties fo:color="#406040" style:font-name="Monaco" fo:font-size="10.5pt" loext:padding="0in" loext:border="none"/>
    </style:style>
    <style:style style:name="T11" style:family="text">
      <style:text-properties fo:color="#406040" fo:font-size="10.5pt"/>
    </style:style>
    <style:style style:name="T12" style:family="text">
      <style:text-properties fo:font-size="10.5pt"/>
    </style:style>
    <style:style style:name="T13" style:family="text">
      <style:text-properties fo:color="#2060a0" style:font-name="Monaco" fo:font-size="10.5pt" loext:padding="0in" loext:border="none"/>
    </style:style>
    <style:style style:name="T14" style:family="text">
      <style:text-properties fo:color="#2060a0" fo:font-size="10.5pt"/>
    </style:style>
    <style:style style:name="T15" style:family="text">
      <style:text-properties fo:color="#000000"/>
    </style:style>
    <style:style style:name="T16" style:family="text">
      <style:text-properties fo:color="#000000" style:font-name="Monaco" fo:font-size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3">INSTALL PYTHON 3</text:span></text:span></text:p>
      <text:p text:style-name="P1"><text:span text:style-name="Source_20_Text"><text:span text:style-name="T1">sudo apt update</text:span></text:span></text:p>
      <text:p text:style-name="P1"><text:span text:style-name="Source_20_Text"><text:span text:style-name="T1">sudo apt install software-properties-common</text:span></text:span></text:p>
      <text:p text:style-name="P5">sudo add-apt-repository ppa:deadsnakes/ppa</text:p>
      <text:p text:style-name="P5"/>
      <text:p text:style-name="P5">sudo apt install python3.8</text:p>
      <text:p text:style-name="P5"/>
      <text:p text:style-name="P5"/>
      <text:p text:style-name="P8">Install Flask and virtual env</text:p>
      <text:p text:style-name="P5"/>
      <text:p text:style-name="P2">$ apt install python3-pip</text:p>
      <text:p text:style-name="P5"/>
      <text:p text:style-name="P6">pip install flask </text:p>
      <text:p text:style-name="P6"/>
      <text:p text:style-name="P6">sudo apt install python3-venv</text:p>
      <text:p text:style-name="P6"/>
      <text:p text:style-name="P6">python3 -m venv venv </text:p>
      <text:p text:style-name="P6"/>
      <text:p text:style-name="P6">source venv/bin/activate</text:p>
      <text:p text:style-name="P6"/>
      <text:p text:style-name="P8">Mysql connector </text:p>
      <text:p text:style-name="P8"/>
      <text:p text:style-name="P7">pip install mysql-connector-python</text:p>
      <text:p text:style-name="P7"/>
      <text:p text:style-name="P7"><text:span text:style-name="T10">$ </text:span><text:span text:style-name="T13">sudo</text:span><text:span text:style-name="T15"> </text:span><text:span text:style-name="T16">apt </text:span><text:span text:style-name="T13">install</text:span><text:span text:style-name="T15"> </text:span><text:span text:style-name="T16">openssh-server</text:span></text:p>
      <text:p text:style-name="P7"><text:span text:style-name="T16"/></text:p>
      <text:p text:style-name="P9"><text:span text:style-name="T11">$ </text:span><text:span text:style-name="T14">sudo</text:span><text:span text:style-name="T12"> apt list --installed | </text:span><text:span text:style-name="T14">grep</text:span><text:span text:style-name="T12"> openssh-server</text:span></text:p>
      <text:p text:style-name="P9"><text:span text:style-name="T12"/></text:p>
      <text:p text:style-name="P9"><text:span text:style-name="T11">$ </text:span><text:span text:style-name="T14">sudo</text:span><text:span text:style-name="T12"> service </text:span><text:span text:style-name="T14">ssh</text:span><text:span text:style-name="T12"> status</text:span></text:p>
      <text:p text:style-name="Standard"><text:line-break/></text:p>
      <text:p text:style-name="P3"><text:span text:style-name="T4">$ </text:span><text:span text:style-name="T5">sudo</text:span><text:span text:style-name="T9"> </text:span><text:span text:style-name="T6">service </text:span><text:span text:style-name="T5">ssh</text:span><text:span text:style-name="T9"> </text:span><text:span text:style-name="T6">start</text:span></text:p>
      <text:p text:style-name="P3"><text:span text:style-name="T6"/></text:p>
      <text:p text:style-name="P4"><text:span text:style-name="T11">$ </text:span><text:span text:style-name="T14">sudo</text:span><text:span text:style-name="T12"> service </text:span><text:span text:style-name="T14">ssh</text:span><text:span text:style-name="T12"> restart</text:span></text:p>
      <text:p text:style-name="Standard"><text:line-break/><text:span text:style-name="T6">https://www.digitalocean.com/community/tutorials/how-to-install-and-secure-phpmyadmin-on-ubuntu-20-04</text:span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aco" svg:font-family="Monaco, 'Lucida Console', monospace"/>
    <style:font-face style:name="Roboto Mono" svg:font-family="'Roboto Mono', ui-monospace, SFMono-Regular, Menlo, Monaco, Consolas, 'Liberation Mono', 'Courier New', monospace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0T11:36:41.902413108</meta:creation-date>
    <dc:date>2022-02-10T14:50:34.272597215</dc:date>
    <meta:editing-duration>PT2H13M10S</meta:editing-duration>
    <meta:editing-cycles>1</meta:editing-cycles>
    <meta:document-statistic meta:table-count="0" meta:image-count="0" meta:object-count="0" meta:page-count="1" meta:paragraph-count="20" meta:word-count="74" meta:character-count="599" meta:non-whitespace-character-count="539"/>
    <meta:generator>LibreOffice/6.4.7.2$Linux_X86_64 LibreOffice_project/40$Build-2</meta:generator>
  </office:meta>
</office:document-meta>
</file>